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1224d"/>
    </style:style>
    <style:style style:name="P3" style:family="paragraph" style:parent-style-name="Standard">
      <style:text-properties officeooo:paragraph-rsid="0042b21f"/>
    </style:style>
    <style:style style:name="P4" style:family="paragraph" style:parent-style-name="Standard">
      <style:paragraph-properties style:writing-mode="lr-tb"/>
      <style:text-properties officeooo:paragraph-rsid="0042b21f"/>
    </style:style>
    <style:style style:name="P5" style:family="paragraph" style:parent-style-name="Standard">
      <style:text-properties officeooo:paragraph-rsid="0041224d"/>
    </style:style>
    <style:style style:name="P6" style:family="paragraph" style:parent-style-name="Standard">
      <style:paragraph-properties style:writing-mode="lr-tb"/>
      <style:text-properties officeooo:paragraph-rsid="0041224d"/>
    </style:style>
    <style:style style:name="P7" style:family="paragraph" style:parent-style-name="Standard">
      <style:text-properties officeooo:paragraph-rsid="0023feb2"/>
    </style:style>
    <style:style style:name="P8" style:family="paragraph" style:parent-style-name="Standard">
      <style:paragraph-properties style:writing-mode="lr-tb"/>
      <style:text-properties officeooo:paragraph-rsid="0023feb2"/>
    </style:style>
    <style:style style:name="P9" style:family="paragraph" style:parent-style-name="Standard">
      <style:text-properties officeooo:rsid="0046a649" officeooo:paragraph-rsid="0046a649"/>
    </style:style>
    <style:style style:name="P10" style:family="paragraph" style:parent-style-name="Standard">
      <style:text-properties officeooo:rsid="0047882a" officeooo:paragraph-rsid="0047882a"/>
    </style:style>
    <style:style style:name="P11" style:family="paragraph" style:parent-style-name="Standard">
      <style:text-properties officeooo:rsid="0048714b" officeooo:paragraph-rsid="0048714b"/>
    </style:style>
    <style:style style:name="P12" style:family="paragraph" style:parent-style-name="Standard">
      <style:text-properties officeooo:rsid="004b33e4" officeooo:paragraph-rsid="004b33e4"/>
    </style:style>
    <style:style style:name="P13" style:family="paragraph" style:parent-style-name="Standard">
      <style:paragraph-properties style:writing-mode="lr-tb"/>
      <style:text-properties officeooo:rsid="004b33e4" officeooo:paragraph-rsid="004b33e4"/>
    </style:style>
    <style:style style:name="P14" style:family="paragraph" style:parent-style-name="Standard">
      <style:text-properties officeooo:rsid="004bae96" officeooo:paragraph-rsid="004bae96"/>
    </style:style>
    <style:style style:name="P15" style:family="paragraph" style:parent-style-name="Standard">
      <style:text-properties officeooo:rsid="004d7b0a" officeooo:paragraph-rsid="004d7b0a"/>
    </style:style>
    <style:style style:name="P16" style:family="paragraph" style:parent-style-name="Standard">
      <style:paragraph-properties style:writing-mode="lr-tb"/>
      <style:text-properties officeooo:rsid="004d7b0a" officeooo:paragraph-rsid="004d7b0a"/>
    </style:style>
    <style:style style:name="P17" style:family="paragraph" style:parent-style-name="Standard">
      <style:text-properties officeooo:rsid="004e4a9f" officeooo:paragraph-rsid="004e4a9f"/>
    </style:style>
    <style:style style:name="P18" style:family="paragraph" style:parent-style-name="Standard">
      <style:paragraph-properties style:writing-mode="lr-tb"/>
      <style:text-properties officeooo:rsid="004e4a9f" officeooo:paragraph-rsid="004e4a9f"/>
    </style:style>
    <style:style style:name="P19" style:family="paragraph" style:parent-style-name="Standard">
      <style:text-properties officeooo:paragraph-rsid="004e4a9f"/>
    </style:style>
    <style:style style:name="P20" style:family="paragraph" style:parent-style-name="Standard">
      <style:text-properties officeooo:rsid="005004ff" officeooo:paragraph-rsid="005004ff"/>
    </style:style>
    <style:style style:name="P21" style:family="paragraph" style:parent-style-name="Standard">
      <style:paragraph-properties style:writing-mode="lr-tb"/>
      <style:text-properties officeooo:rsid="005004ff" officeooo:paragraph-rsid="005004ff"/>
    </style:style>
    <style:style style:name="P22" style:family="paragraph" style:parent-style-name="Standard">
      <style:text-properties officeooo:rsid="00512351" officeooo:paragraph-rsid="00512351"/>
    </style:style>
    <style:style style:name="P23" style:family="paragraph" style:parent-style-name="Standard">
      <style:text-properties officeooo:rsid="0052d7ab" officeooo:paragraph-rsid="0052d7ab"/>
    </style:style>
    <style:style style:name="T1" style:family="text">
      <style:text-properties officeooo:rsid="0042b21f"/>
    </style:style>
    <style:style style:name="T2" style:family="text">
      <style:text-properties officeooo:rsid="0042ec42"/>
    </style:style>
    <style:style style:name="T3" style:family="text">
      <style:text-properties officeooo:rsid="0044000c"/>
    </style:style>
    <style:style style:name="T4" style:family="text">
      <style:text-properties officeooo:rsid="0045eed0"/>
    </style:style>
    <style:style style:name="T5" style:family="text">
      <style:text-properties officeooo:rsid="0046a649"/>
    </style:style>
    <style:style style:name="T6" style:family="text">
      <style:text-properties officeooo:rsid="0047882a"/>
    </style:style>
    <style:style style:name="T7" style:family="text">
      <style:text-properties officeooo:rsid="0048714b"/>
    </style:style>
    <style:style style:name="T8" style:family="text">
      <style:text-properties officeooo:rsid="004b33e4"/>
    </style:style>
    <style:style style:name="T9" style:family="text">
      <style:text-properties officeooo:rsid="004bae96"/>
    </style:style>
    <style:style style:name="T10" style:family="text">
      <style:text-properties officeooo:rsid="004d7b0a"/>
    </style:style>
    <style:style style:name="T11" style:family="text">
      <style:text-properties officeooo:rsid="004e4a9f"/>
    </style:style>
    <style:style style:name="T12" style:family="text">
      <style:text-properties officeooo:rsid="005004ff"/>
    </style:style>
    <style:style style:name="T13" style:family="text">
      <style:text-properties officeooo:rsid="00512351"/>
    </style:style>
    <style:style style:name="T14" style:family="text">
      <style:text-properties officeooo:rsid="0052d7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>1) Identify and translate.</text:p>
      <text:p text:style-name="P1">Example: मत्- 1st-person Abl Sg ‘from me’</text:p>
      <text:p text:style-name="P1"/>
      <text:p text:style-name="P2">१) अस्माभिः → <text:span text:style-name="T1">1p, pl, Instr</text:span>→ <text:s/><text:span text:style-name="T1">нами</text:span></text:p>
      <text:p text:style-name="P2">२) युष्मासु → <text:span text:style-name="T1">2p, pl, Loc</text:span>→ <text:s/><text:span text:style-name="T1">среди вас</text:span></text:p>
      <text:p text:style-name="P2">३) ते → <text:span text:style-name="T1">2p, sg, Dat/Gen</text:span>→ <text:s/><text:span text:style-name="T1">тебе, у тебя</text:span></text:p>
      <text:p text:style-name="P2">४) मया → <text:span text:style-name="T1">1p, sg, Instr</text:span>→ <text:s/><text:span text:style-name="T1">мной</text:span></text:p>
      <text:p text:style-name="P2">५) युवाभ्याम् → <text:span text:style-name="T1">2p, du, Instr/Dat/Abl</text:span>→ <text:s/><text:span text:style-name="T1">нами </text:span><text:span text:style-name="T3">обоими</text:span><text:span text:style-name="T1">, нам </text:span><text:span text:style-name="T3">обоим</text:span><text:span text:style-name="T1">, от нас </text:span><text:span text:style-name="T3">обоих</text:span></text:p>
      <text:p text:style-name="P2">६) तव → <text:span text:style-name="T1">2p, sg, Gen</text:span>→ <text:s/><text:span text:style-name="T1">у тебя</text:span></text:p>
      <text:p text:style-name="P2">७) मह्यम् → <text:span text:style-name="T1">1p, sg, Dat</text:span>→ <text:s/><text:span text:style-name="T1">мне</text:span></text:p>
      <text:p text:style-name="P2">८) त्वयि → <text:span text:style-name="T1">2p, sg, Loc</text:span>→ <text:s/><text:span text:style-name="T1">в тебе</text:span></text:p>
      <text:p text:style-name="P2">९) माम् → <text:span text:style-name="T1">1p, sg, Acc</text:span>→ <text:s/><text:span text:style-name="T1">меня</text:span></text:p>
      <text:p text:style-name="P2">१०) युवाम् → <text:span text:style-name="T1">2p, du, Nom/Acc</text:span>→ <text:s/><text:span text:style-name="T1">вы </text:span><text:span text:style-name="T3">оба</text:span><text:span text:style-name="T1">, вас </text:span><text:span text:style-name="T3">обоих</text:span></text:p>
      <text:p text:style-name="P2">११) त्वम् → <text:span text:style-name="T1">2p, sg, Nom</text:span>→ <text:s/><text:span text:style-name="T1">ты</text:span></text:p>
      <text:p text:style-name="P2">१२) त्वाम् → <text:span text:style-name="T1">2p, sg, Acc</text:span>→ <text:s/><text:span text:style-name="T1">тебя</text:span></text:p>
      <text:p text:style-name="P2">१३) मम → <text:span text:style-name="T1">1p, sg, Gen</text:span>→ <text:s/><text:span text:style-name="T1">у меня</text:span></text:p>
      <text:p text:style-name="P2">१४) त्वया → <text:span text:style-name="T1">2p, sg, Instr</text:span>→ <text:s/><text:span text:style-name="T1">тобой</text:span></text:p>
      <text:p text:style-name="P2">१५) आवयोः → <text:span text:style-name="T1">1p, du, Gen/Loc</text:span>→ <text:span text:style-name="T1">у(в) нас двоих</text:span> </text:p>
      <text:p text:style-name="P2">१६) यूयम् → <text:span text:style-name="T1">2p, pl, Nom</text:span>→ <text:s/><text:span text:style-name="T1">вы </text:span></text:p>
      <text:p text:style-name="P6">१७) तुभ्यम् → <text:span text:style-name="T1">2p, sg, Dat</text:span>→ <text:s/><text:span text:style-name="T1">тебе</text:span></text:p>
      <text:p text:style-name="P2">१८) अहम् → <text:span text:style-name="T1">1p, sg, Nom</text:span>→ <text:s/><text:span text:style-name="T1">я</text:span></text:p>
      <text:p text:style-name="P2">१९) अस्मत् → <text:span text:style-name="T1">1p, pl, Abl</text:span>→ <text:s/><text:span text:style-name="T1">от нас</text:span></text:p>
      <text:p text:style-name="P2">२०) अस्मात् → <text:span text:style-name="T1">1p, sg, Abl</text:span>→ <text:s/><text:span text:style-name="T1">от этого</text:span></text:p>
      <text:p text:style-name="P2">२१) अस्मान् → <text:span text:style-name="T1">1p, pl, Acc</text:span>→ <text:s/><text:span text:style-name="T1">нас</text:span></text:p>
      <text:p text:style-name="P2"/>
      <text:p text:style-name="P1">2) Give the specified forms in Sanskrit.</text:p>
      <text:p text:style-name="P1"/>
      <text:p text:style-name="P3">a) 1st-Person Nom Du →आवाम्→ <text:s/><text:span text:style-name="T2">мы оба</text:span></text:p>
      <text:p text:style-name="P3">b) 2nd-Person Acc Pl →युष्मान् → <text:span text:style-name="T2">вас</text:span></text:p>
      <text:p text:style-name="P3">c) 1st-Person Instr Sg →मया → <text:span text:style-name="T2">мной</text:span></text:p>
      <text:p text:style-name="P3">d) 2nd-Person Dat Du → युवाभ्याम्→ <text:span text:style-name="T2">вам обоим</text:span></text:p>
      <text:p text:style-name="P3">e) 1st-Person Abl Pl → अस्मत्→ <text:span text:style-name="T2">от нас</text:span></text:p>
      <text:p text:style-name="P3">f) 2nd-Person Gen Sg →तव → <text:span text:style-name="T2">у тебя</text:span></text:p>
      <text:p text:style-name="P3">g) 1st-Person Loc Du →आवयोः → <text:span text:style-name="T2">в нас обоих</text:span></text:p>
      <text:p text:style-name="P3">h) 1st-Person DatGen Sg enclitic →मे → <text:span text:style-name="T2">мне, у меня</text:span></text:p>
      <text:p text:style-name="P3">i) 1st-Person Acc Sg →माम् → меня</text:p>
      <text:p text:style-name="P3">j) 2nd-Person Instr Sg →त्वया → тобой</text:p>
      <text:p text:style-name="P3">k) 1st-Person Dat Pl → अस्मभ्यम्→ нам</text:p>
      <text:p text:style-name="P3">l) 2nd-Person DatGen Sg enclitic →ते → тебе, у тебя</text:p>
      <text:p text:style-name="P3">m) 2nd-Person Abl Sg →त्वत् → от тебя</text:p>
      <text:p text:style-name="P4">n) 1st-Person Gen Du →आवयोः → у нас обоих</text:p>
      <text:p text:style-name="P3">o) 2nd-Person Loc Pl →युष्मासु → <text:span text:style-name="T4">среди вас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) Translate into English.</text:p>
      <text:p text:style-name="P1"/>
      <text:p text:style-name="P1">१) त्वया विना जीवितु<text:span text:style-name="T5">म्</text:span> न <text:span text:style-name="T5">इ</text:span>च्छाम<text:span text:style-name="T5">ि इ</text:span>त<text:span text:style-name="T5">ि उ</text:span>क्त्वा कुमार<text:span text:style-name="T5">ः</text:span> <text:span text:style-name="T5">अ</text:span>पजगाम ।</text:p>
      <text:p text:style-name="P9">Без тебя жить не хочу – так сказав, юноша ушёл.</text:p>
      <text:p text:style-name="P1">२) त<text:span text:style-name="T5">त्</text:span> <text:span text:style-name="T5">म</text:span>या कृतम<text:span text:style-name="T5">्</text:span> <text:span text:style-name="T5">इ</text:span>ति हसन्ती बाला <text:span text:style-name="T5">अ</text:span>वदत् ।</text:p>
      <text:p text:style-name="P9">Это мной сделано – так засмеявшись, девочка сказала.</text:p>
      <text:p text:style-name="P1">३) सर्वाणि भूतानि मयि वसन्त<text:span text:style-name="T6">ि</text:span> <text:span text:style-name="T6">इ</text:span>त<text:span text:style-name="T6">ि</text:span> <text:span text:style-name="T6">ई</text:span>श्वर<text:span text:style-name="T6">ः</text:span> उवाच ।</text:p>
      <text:p text:style-name="P10">Все живые существа во мне пребывают – так Господь сказал.</text:p>
      <text:p text:style-name="P1">४) क<text:span text:style-name="T7">ः</text:span> युवयोः शीघ्रतर इति पृष्टौ कुमारौ प्रतिवक्तु<text:span text:style-name="T7">म्</text:span> न <text:span text:style-name="T7">अ</text:span>शक्नुताम् ।</text:p>
      <text:p text:style-name="P11">Кто из вас двоих быстрее – так спрошенные два юноши ответить не смогли.</text:p>
      <text:p text:style-name="P1">५) त<text:span text:style-name="T8">त्</text:span> <text:span text:style-name="T8">म</text:span>म गृह<text:span text:style-name="T8">म् इ</text:span>द<text:span text:style-name="T8">म्</text:span> तु तव <text:span text:style-name="T8">इ</text:span>ति नर<text:span text:style-name="T8">ः</text:span> मित्राया <text:span text:style-name="T8">अद</text:span>र्शयत् ।</text:p>
      <text:p text:style-name="P12">Тот мой дом, а этот твой – так человек другу показал. </text:p>
      <text:p text:style-name="P8">६) रत्नानि न<text:span text:style-name="T8">ः</text:span> न सन्ति । युष्माक<text:span text:style-name="T8">म्</text:span> तु बहूनि वसून<text:span text:style-name="T8">ि</text:span> <text:span text:style-name="T8">ए</text:span>व <text:span text:style-name="T8">इ</text:span>ति नार्य<text:span text:style-name="T8">ः</text:span> ऊचुः ।</text:p>
      <text:p text:style-name="P13">Драгоценностей у нас нет. Но у вас многие богатства же – так женщины сказали.</text:p>
      <text:p text:style-name="P1">७) अह<text:span text:style-name="T9">म्</text:span> त्व<text:span text:style-name="T9">म् न</text:span> कदा चि<text:span text:style-name="T9">त्</text:span> <text:span text:style-name="T9">अ</text:span>पगमिष्यामि ।</text:p>
      <text:p text:style-name="P14">Я от тебя ник<text:span text:style-name="T10">о</text:span>гда не уйду.</text:p>
      <text:p text:style-name="P1">८) <text:bookmark-start text:name="__DdeLink__4360_644409755"/>कुतः<text:bookmark-end text:name="__DdeLink__4360_644409755"/> स<text:span text:style-name="T10">ः</text:span> व्याघ्र<text:span text:style-name="T10">ः</text:span> युष्माभि<text:span text:style-name="T10">ः</text:span> <text:span text:style-name="T10">ह</text:span>त इति बाल<text:span text:style-name="T10">ः</text:span> <text:span text:style-name="T10">अ</text:span>पृच्छत् ।</text:p>
      <text:p text:style-name="P15">Почему этот тигр вами убит – так ребёнок спросил.</text:p>
      <text:p text:style-name="P8">९) त्व<text:span text:style-name="T10">म्</text:span> वर्धेथा आवाभ्या<text:span text:style-name="T10">म्</text:span> च बहुतरज्ञ<text:span text:style-name="T10">ः</text:span> भवे<text:span text:style-name="T10">ः</text:span> <text:span text:style-name="T10">इ</text:span>ति पितरौ बालम<text:span text:style-name="T10">् अ</text:span>वदेताम् ।</text:p>
      <text:p text:style-name="P16">Ты расти должен и нас двоих более знающий стать должен – так родители ребёнку говорили.</text:p>
      <text:p text:style-name="P8">१०) युवाभ्या<text:span text:style-name="T10">म्</text:span> सह <text:span text:style-name="T10">अ</text:span>रीन<text:span text:style-name="T10">्</text:span> <text:span text:style-name="T10">अ</text:span>भिभवितु<text:span text:style-name="T10">म्</text:span> शक्ष्यामः ।</text:p>
      <text:p text:style-name="P16">С вами двумя вместе врагов победить мы сможем.</text:p>
      <text:p text:style-name="P1">११) कुत<text:span text:style-name="T10">ः</text:span> <text:span text:style-name="T10">अ</text:span>स्मान् <text:span text:style-name="T10">न</text:span> पप्रच्छिथ । वयम<text:span text:style-name="T10">्</text:span> <text:span text:style-name="T10">ए</text:span>व त्वा<text:span text:style-name="T10">म्</text:span> रक्षिष्याम इति मित्राण<text:span text:style-name="T10">ि</text:span> ऊचुः ।</text:p>
      <text:p text:style-name="P15">Почему нас ты не попросил? Мы ведь тебя защитим – так друзья говорили.</text:p>
      <text:p text:style-name="P1">१२) एतन्ममास्ति त्वया तु लुप्तम् ।</text:p>
      <text:p text:style-name="P1"/>
      <text:p text:style-name="P1"/>
      <text:p text:style-name="P1">READING: </text:p>
      <text:p text:style-name="P1"/>
      <text:p text:style-name="P1">अथ व्यवस्थिता<text:span text:style-name="T11">न्</text:span> <text:span text:style-name="T11">दृ</text:span>ष्ट्वा धार्तराष्ट्रा<text:span text:style-name="T11">न्</text:span> <text:span text:style-name="T11">क</text:span>पिध्वजः ।</text:p>
      <text:p text:style-name="P19"><text:span text:style-name="T11">Тогда, построившихся увидев сынов </text:span>Дхритараштры, <text:span text:style-name="T11">Адрджуна, под знаменем с обезьяной</text:span></text:p>
      <text:p text:style-name="P1">प्रवृत्ते शस्त्र-स<text:span text:style-name="T11">ं-</text:span>पाते धनु<text:span text:style-name="T11">ः</text:span> <text:span text:style-name="T11">उ</text:span>द्यम्य पाण्डवः ॥ १-२०॥</text:p>
      <text:p text:style-name="P17">В начавшейся схватке лук подняв, сын Панду </text:p>
      <text:p text:style-name="P1">हृषीकेश<text:span text:style-name="T11">म्</text:span> तदा वाक्यम<text:span text:style-name="T11">्</text:span> <text:span text:style-name="T11">इ</text:span>दम<text:span text:style-name="T11">्</text:span> <text:span text:style-name="T11">आ</text:span>ह महीपते ।</text:p>
      <text:p text:style-name="P17">Коротковолосму(Кришны) тогда слово это он сказал, о, великий царь</text:p>
      <text:p text:style-name="P1">सेनयो<text:span text:style-name="T11">ः</text:span> <text:bookmark-start text:name="__DdeLink__4392_644409755"/><text:span text:style-name="T11">उ</text:span>भ<text:bookmark-end text:name="__DdeLink__4392_644409755"/>यो<text:span text:style-name="T11">ः</text:span> <text:span text:style-name="T11">म</text:span>ध्ये रथ<text:span text:style-name="T11">म्</text:span> स्थापय मे <text:span text:style-name="T11">अ</text:span>च्युत ॥ १-२१॥</text:p>
      <text:p text:style-name="P18">Обеих армий между колесницу поставь мою, о, бессмертный(Кришна)</text:p>
      <text:p text:style-name="P1">याव<text:span text:style-name="T12">त्</text:span> <text:span text:style-name="T12">ए</text:span>तान् <text:span text:style-name="T12">नि</text:span>रीक्षे <text:span text:style-name="T12">अ</text:span>ह<text:span text:style-name="T12">म्</text:span> योद्कामान<text:span text:style-name="T12">्</text:span> <text:span text:style-name="T12">अ</text:span>वस्थितान् ।</text:p>
      <text:p text:style-name="P21">Пока этих рассматриваю я желающих сражаться рядом стоящих</text:p>
      <text:p text:style-name="P8">कै<text:span text:style-name="T12">ः</text:span> <text:span text:style-name="T12">म</text:span>या सह योद्धव्यम<text:span text:style-name="T12">्</text:span> <text:span text:style-name="T12">अ</text:span>स्मिन् <text:span text:style-name="T12">र</text:span>ण-समुद्यमे ॥ १-२२॥</text:p>
      <text:p text:style-name="P20">С кем мне(Instr) вместе сражаться придётся в этой битве предстоящей <text:s/>(битве-предприятии)</text:p>
      <text:p text:style-name="P1">योत्स्यमानान<text:span text:style-name="T12">्</text:span> <text:span text:style-name="T12">अ</text:span>वेक्षे <text:span text:style-name="T12">अ</text:span>ह<text:span text:style-name="T12">म्</text:span> य एते <text:span text:style-name="T12">अ</text:span>त्र समागताः ।</text:p>
      <text:p text:style-name="P20">На собирающихся сражаться, я рассматриваю, тех которые здесь собравшиеся</text:p>
      <text:p text:style-name="P1">धार्तराष्ट्रस्य द<text:span text:style-name="T12">ु</text:span>र्बुुद्धे<text:span text:style-name="T12">ः</text:span> <text:span text:style-name="T12">यु</text:span>द्धे प्रियचिकीर्षवः ॥ १-२३॥</text:p>
      <text:p text:style-name="P21">Сыну Дхритераштры зломысленному в битве чтобы угодить</text:p>
      <text:p text:style-name="P1">संजय उवाच</text:p>
      <text:p text:style-name="P20"><text:soft-page-break/>Санджая сказал</text:p>
      <text:p text:style-name="P1">एवम<text:span text:style-name="T13">्</text:span> <text:span text:style-name="T13">उ</text:span>क्त<text:span text:style-name="T13">ः</text:span> हृषीकेश<text:span text:style-name="T13">ः</text:span> गुडाकेशेन भारत ।</text:p>
      <text:p text:style-name="P22">Так Хришикеша, к которому Гудакеша обратился, о сын Бхараты</text:p>
      <text:p text:style-name="P1">सेनयो<text:span text:style-name="T13">ः</text:span> <text:span text:style-name="T13">उ</text:span>भय<text:span text:style-name="T13">ोः म</text:span>ध्ये स्थापयित्वा रथ-<text:span text:style-name="T13">उ</text:span>त्तमम् ॥ १-२४॥</text:p>
      <text:p text:style-name="P22">Посреди обоиъ армий остановив лучшую из колесниц</text:p>
      <text:p text:style-name="P1">भीष्म-द्रोण-प्रमुखतः सर्वेषा<text:span text:style-name="T14">म्</text:span> च मह<text:span text:style-name="T14">ि</text:span>-<text:span text:style-name="T14">इ</text:span>क्षिताम् ।</text:p>
      <text:p text:style-name="P23">Бхимы-Дроны напротив и других великих царей</text:p>
      <text:p text:style-name="P1">उवाच पार्थ पश्य <text:span text:style-name="T14">ए</text:span>तान् <text:span text:style-name="T14">स</text:span>मवेता<text:span text:style-name="T14">न्</text:span> <text:s/><text:span text:style-name="T14">कु</text:span>रू<text:span text:style-name="T14">न्</text:span> <text:span text:style-name="T14">इ</text:span>ति ॥ १-२५॥</text:p>
      <text:p text:style-name="P23">сказал так – о, Партха, взгляни на этих вместе собравшихся Каурав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12T18:55:23.692036238</dc:date>
    <meta:editing-duration>P4DT22H32M11S</meta:editing-duration>
    <meta:editing-cycles>74</meta:editing-cycles>
    <meta:generator>LibreOffice/7.4.7.2$Linux_X86_64 LibreOffice_project/40$Build-2</meta:generator>
    <meta:document-statistic meta:table-count="0" meta:image-count="0" meta:object-count="0" meta:page-count="3" meta:paragraph-count="91" meta:word-count="732" meta:character-count="3521" meta:non-whitespace-character-count="2842"/>
  </office:meta>
</office:document-meta>
</file>